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language="en" fo:country="US" fo:background-color="transparent"/>
    </style:style>
    <style:style style:name="P8" style:family="paragraph" style:parent-style-name="OOoTextBody">
      <style:text-properties style:font-name="Arial1" fo:font-size="16pt" fo:font-weight="bold"/>
    </style:style>
    <style:style style:name="P9" style:family="paragraph" style:parent-style-name="OOoTextBody">
      <style:text-properties fo:font-weight="bold"/>
    </style:style>
    <style:style style:name="P10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Text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OOoTextBody" style:list-style-name="L4"/>
    <style:style style:name="P14" style:family="paragraph" style:parent-style-name="OOoHeading_20_1" style:master-page-name="Standard">
      <style:paragraph-properties style:page-number="auto"/>
      <style:text-properties fo:font-weight="bold"/>
    </style:style>
    <style:style style:name="P15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size="10pt" style:font-size-asian="10pt" style:font-size-complex="10pt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h text:style-name="P14" text:outline-level="1"><text:bookmark text:name="__RefHeading__151_1389380012"/>Introduction to Eeschema<text:bookmark-end text:name="__RefHeading__151_1389380012"/></text:h>
        <text:p text:style-name="P9"/>
        <text:p text:style-name="P9"/>
        <text:table-of-content text:style-name="Sect2" text:protected="true" text:name="Table of Contents2">
          <text:table-of-content-source text:outline-level="10">
            <text:index-title-template text:style-name="OOoToCHead">Table of Contents</text:index-title-template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2_Head">
              <text:p text:style-name="OOoToCHead">Table of Contents</text:p>
            </text:index-title>
            <text:p text:style-name="P15"><text:a xlink:type="simple" xlink:href="#__RefHeading__151_1389380012" text:style-name="Internet_20_link" text:visited-style-name="Internet_20_link">1 - Introduction to Eeschema<text:tab/>1</text:a></text:p>
            <text:p text:style-name="P16"><text:a xlink:type="simple" xlink:href="#__RefHeading__27830_1255028942" text:style-name="Internet_20_link" text:visited-style-name="Internet_20_link">1.1 - Description<text:tab/>1</text:a></text:p>
            <text:p text:style-name="P16"><text:a xlink:type="simple" xlink:href="#__RefHeading__27832_1255028942" text:style-name="Internet_20_link" text:visited-style-name="Internet_20_link">1.2 - Technical overview<text:tab/>1</text:a></text:p>
          </text:index-body>
        </text:table-of-content>
        <text:p text:style-name="P8"/>
        <text:p text:style-name="OOoTextBody"><text:bookmark text:name="__RefHeading__27828_1255028942"/><text:bookmark-end text:name="__RefHeading__27828_1255028942"/></text:p>
      </text:section>
      <text:h text:style-name="OOoHeading_20_2" text:outline-level="2"><text:bookmark text:name="__RefHeading__27830_1255028942"/>Description<text:bookmark-end text:name="__RefHeading__27830_1255028942"/></text:h>
      <text:p text:style-name="P6"><text:span text:style-name="T1">Eeschema</text:span> is powerful schematic capture software distributed as part of KiCad and available under the <text:span text:style-name="T1">following </text:span>operating systems:</text:p>
      <text:list xml:id="list38372156" text:style-name="L1">
        <text:list-item>
          <text:p text:style-name="P10">Linux.</text:p>
        </text:list-item>
        <text:list-item>
          <text:p text:style-name="P10">Apple OS X (experimental).</text:p>
        </text:list-item>
        <text:list-item>
          <text:p text:style-name="P10">Windows <text:span text:style-name="T1">XP, Windows </text:span>2000, Windows 7.</text:p>
        </text:list-item>
      </text:list>
      <text:p text:style-name="P6">Regardless of the OS, all Eeschema files are 100% compatible from one OS to another.</text:p>
      <text:p text:style-name="P6">Eeschema is an integrated software where all functions of drawing, control, layout, library management and access to the PCB design software are carried out within Eeschema itself.</text:p>
      <text:p text:style-name="P6">Eeschema allows the use of hierarchical drawings using multi-sheets diagrams. Eeschema handles:</text:p>
      <text:list xml:id="list38373132" text:style-name="L2">
        <text:list-item>
          <text:p text:style-name="P11">Flat hierarchies.</text:p>
        </text:list-item>
        <text:list-item>
          <text:p text:style-name="P11">Simple hierarchies.</text:p>
        </text:list-item>
        <text:list-item>
          <text:p text:style-name="P11">Complex hierarchies.</text:p>
        </text:list-item>
      </text:list>
      <text:p text:style-name="P6">Eeschema is intended to work with printed circuit software such as PcbNew, for which it can provide the Netlist file, which describes the electrical connections of the PCB.</text:p>
      <text:p text:style-name="P6">Eeschema also integrates a component editor which allows the creation, editing, and visualization of components, as well as the handling of the symbol libraries (Import, export, addition and deletion of library components).</text:p>
      <text:p text:style-name="P6">Eeschema integrates the following additional but essential functions needed for modern schematic capture software:</text:p>
      <text:list xml:id="list38389384" text:style-name="L3">
        <text:list-item>
          <text:p text:style-name="P12">Design rules check (DRC) for the automatic control of incorrect connections and inputs of components left unconnected.</text:p>
        </text:list-item>
        <text:list-item>
          <text:p text:style-name="P12">Generation of layout files in POSTSCRIPT or HPGL format.</text:p>
        </text:list-item>
        <text:list-item>
          <text:p text:style-name="P12">Generation of layout files printable via local printer.</text:p>
        </text:list-item>
        <text:list-item>
          <text:p text:style-name="P12">Bill of Material generation.</text:p>
        </text:list-item>
        <text:list-item>
          <text:p text:style-name="P12">Netlist generation for PCB layout or for simulation.</text:p>
        </text:list-item>
      </text:list>
      <text:h text:style-name="OOoHeading_20_2" text:outline-level="2"><text:bookmark text:name="__RefHeading__27832_1255028942"/>Technical overview<text:bookmark-end text:name="__RefHeading__27832_1255028942"/></text:h>
      <text:p text:style-name="OOoTextBody">Eeschema is limited only by the available memory. There is thus no real limitation to the component count, number of component pins, connections, sheets. Eeschema allows simple or multi-sheet diagrams.</text:p>
      <text:p text:style-name="OOoTextBody"><text:soft-page-break/>In the case of multi sheets diagrams, the representation is hierarchical, and the access to each sheet is immediate.</text:p>
      <text:p text:style-name="OOoTextBody">Eeschema can use multi-sheet diagrams of this type:</text:p>
      <text:list xml:id="list38392972" text:style-name="L4">
        <text:list-item>
          <text:p text:style-name="P13">Simple hierarchies (each diagram is used only once).</text:p>
        </text:list-item>
        <text:list-item>
          <text:p text:style-name="P13">Complex hierarchies (some diagram is used more than once, multiple instances).</text:p>
        </text:list-item>
        <text:list-item>
          <text:p text:style-name="P13">Flat hierarchies (some diagrams not explicitly connected in a master diagram).</text:p>
        </text:list-item>
      </text:list>
      <text:p text:style-name="P7">The maximum size of the drawings is always adjustable from A4 format to A0 or from A to E format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4" style:family="paragraph" style:parent-style-name="OOoFooter">
      <style:paragraph-properties fo:text-align="end" style:justify-single-word="false"/>
    </style:style>
    <style:style style:name="M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  <style:master-page style:name="OOoPageStyle" style:page-layout-name="Mpm4">
      <style:footer>
        <text:p text:style-name="MP3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4"><text:span text:style-name="MT3">Documentation for LibreOffice is available at </text:span><text:a xlink:type="simple" xlink:href="http://www.libreoffice.org/"><text:span text:style-name="Internet_20_link"><text:span text:style-name="MT3">www.libreoffice.org</text:span></text:span></text:a></text:p>
      </style:footer>
    </style:master-page>
    <style:master-page style:name="OOoFrontMatter" style:page-layout-name="Mpm7">
      <style:footer>
        <text:p text:style-name="OOoFooter"><text:title>Eeschema, chap1: Presentation</text:title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OneColumn" style:page-layout-name="Mpm8">
      <style:footer>
        <text:p text:style-name="MP5"><text:title>Eeschema, chap1: Presentation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Eeschema, chap1: Presentation</dc:title>
    <meta:initial-creator>IUT</meta:initial-creator>
    <meta:creation-date>1996-01-27T13:47:00</meta:creation-date>
    <dc:date>2011-11-24T18:26:36.57</dc:date>
    <dc:language>fr-FR</dc:language>
    <meta:editing-cycles>26</meta:editing-cycles>
    <meta:editing-duration>PT44M9S</meta:editing-duration>
    <meta:document-statistic meta:table-count="0" meta:image-count="0" meta:object-count="0" meta:page-count="2" meta:paragraph-count="40" meta:word-count="382" meta:character-count="2507" meta:non-whitespace-character-count="2164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